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.423cm" fo:text-indent="0cm" style:auto-text-indent="false"/>
    </style:style>
    <style:style style:name="P2" style:family="paragraph" style:parent-style-name="Heading_20_2">
      <style:paragraph-properties fo:margin-left="0cm" fo:margin-right="0.423cm" fo:text-indent="0cm" style:auto-text-indent="false"/>
      <style:text-properties officeooo:paragraph-rsid="0016606e"/>
    </style:style>
    <style:style style:name="P3" style:family="paragraph" style:parent-style-name="Text_20_body" style:list-style-name="L2"/>
    <style:style style:name="P4" style:family="paragraph" style:parent-style-name="Text_20_body" style:list-style-name="L5"/>
    <style:style style:name="P5" style:family="paragraph" style:parent-style-name="Text_20_body" style:list-style-name="L7"/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paragraph-rsid="0016606e"/>
    </style:style>
    <style:style style:name="P8" style:family="paragraph" style:parent-style-name="Text_20_body" style:master-page-name="HTML">
      <style:paragraph-properties fo:margin-top="0cm" fo:margin-bottom="0cm" loext:contextual-spacing="false" style:page-number="auto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Heading_20_1">
      <style:paragraph-properties fo:margin-left="0cm" fo:margin-right="0.423cm" fo:text-align="center" style:justify-single-word="false" fo:text-indent="0cm" style:auto-text-indent="false"/>
    </style:style>
    <style:style style:name="P12" style:family="paragraph" style:parent-style-name="Heading_20_3">
      <style:paragraph-properties fo:margin-left="0cm" fo:margin-right="0.423cm" fo:text-indent="0cm" style:auto-text-indent="false"/>
    </style:style>
    <style:style style:name="T1" style:family="text">
      <style:text-properties officeooo:rsid="0016606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 </text:p>
      <text:p text:style-name="P6">Deliverance Center House of Prayer</text:p>
      <text:p text:style-name="P11"><text:bookmark text:name="the-psalms-of-thanksgiving"/>The Psalms of Thanksgiving</text:p>
      <text:p text:style-name="P6">April 8, 2018</text:p>
      <text:h text:style-name="P1" text:outline-level="2"><text:bookmark text:name="introduction"/>Introduction</text:h>
      <text:p text:style-name="Quotations">Psalm 30:12 — To the end that my glory may sing praise to thee, and not be silent. O LORD my God, I will give thanks unto thee for ever.</text:p>
      <text:p text:style-name="Text_20_body">They express thanksgiving for what God has done or in anticipation of what He will do. </text:p>
      <text:list xml:id="list3474818958991820953" text:style-name="L2">
        <text:list-item>
          <text:p text:style-name="P9">They may be individual (Chapters 9, 10, 30, 32, 34, 40, 41, 92, 107, 116, 138), </text:p>
        </text:list-item>
        <text:list-item>
          <text:p text:style-name="P3">or national (Chapters 65-68, 118, 124). </text:p>
        </text:list-item>
      </text:list>
      <text:h text:style-name="P1" text:outline-level="2"><text:bookmark text:name="psalm-9"/>Psalm 9</text:h>
      <text:p text:style-name="Quotations">[TITLE] “To the chief Musician upon Muthlabben, A Psalm of David.”</text:p>
      <text:p text:style-name="Text_20_body">The “Chief Musician” is generally regarded as God Himself.</text:p>
      <text:p text:style-name="P7">Muthlabben means “the death of the son” and could be a forgotten instrument or a reference to some event in David’s Life.</text:p>
      <text:p text:style-name="P7">Psalm 9:16,17 —</text:p>
      <text:list xml:id="list544277905726713163" text:style-name="L5">
        <text:list-item>
          <text:p text:style-name="P10">Higgaion <text:span text:style-name="T1">=</text:span> “meditate on that.” </text:p>
        </text:list-item>
        <text:list-item>
          <text:p text:style-name="P4">Selah <text:span text:style-name="T1">= </text:span>Pause and Praise God </text:p>
        </text:list-item>
      </text:list>
      <text:h text:style-name="P1" text:outline-level="2"><text:bookmark text:name="psalm-10"/>Psalm 10</text:h>
      <text:p text:style-name="Quotations">v. 11 He hath said in his heart, God hath forgotten: he hideth his face; he will never see it.</text:p>
      <text:p text:style-name="Quotations">v. 18 — To judge the fatherless and the oppressed, <text:span text:style-name="Strong_20_Emphasis">that the man of the earth may no more oppress</text:span>.</text:p>
      <text:p text:style-name="Text_20_body">Why is God so patient with the evil doer?</text:p>
      <text:p text:style-name="Text_20_body">Psalm 50:20-21; 78:38,<text:span text:style-name="T1">40,41</text:span>; 86:15; 103:8; 145:8; Read Romans 9:22-24.</text:p>
      <text:h text:style-name="P1" text:outline-level="2"><text:bookmark text:name="psalm-30"/>Psalm 30</text:h>
      <text:p text:style-name="Quotations">[TITLE] A Psalm and Song at the dedication of the house of David.</text:p>
      <text:h text:style-name="P12" text:outline-level="3"><text:bookmark text:name="gods-actions-toward-me"/>God’s Actions toward Me</text:h>
      <text:h text:style-name="P12" text:outline-level="3"><text:bookmark text:name="my-responses-toward-god"/>My Responses toward God</text:h>
      <text:list xml:id="list996203721639771120" text:style-name="L7">
        <text:list-item>
          <text:p text:style-name="P5">extol: To lift up; esteem; praise; to elevate; as to extol one’s virtues. TO DECLARE GREAT </text:p>
        </text:list-item>
      </text:list>
      <text:h text:style-name="P1" text:outline-level="2"><text:bookmark text:name="psalm-32"/>Psalm 32</text:h>
      <text:p text:style-name="Quotations">[TITLE] A Psalm of David, Maschil.</text:p>
      <text:p text:style-name="Text_20_body">Maschil = instructing. </text:p>
      <text:p text:style-name="Text_20_body">This psalm was written after David’s sin with Bathsheba, when Nathan, the prophet of God, came to reveal the sin to David (2 Samuel 11-12).</text:p>
      <text:h text:style-name="P2" text:outline-level="2"><text:bookmark text:name="psalm-34"/><text:soft-page-break/>Psalm 34</text:h>
      <text:p text:style-name="Quotations">[TITLE] A Psalm of David, when he changed his behaviour before Abimelech; who drove him away, and he departed.</text:p>
      <text:p text:style-name="Text_20_body">(1 Samuel 21:10-15)</text:p>
      <text:p text:style-name="Text_20_body">Also, we see a prophetic statement concerning Christ (John 19:33,36): <text:span text:style-name="T1">Psalm 34:</text:span>20 He keepeth all his bones: not one of them is broken.</text:p>
      <text:h text:style-name="P1" text:outline-level="2"><text:bookmark text:name="psalm-40"/>Psalm 40</text:h>
      <text:p text:style-name="Quotations">[TITLE] To the chief Musician, A Psalm of David.</text:p>
      <text:p text:style-name="Text_20_body">v.5 too many to number!</text:p>
      <text:p text:style-name="Text_20_body">v. 6 “mine ears hast thou opened” </text:p>
      <text:p text:style-name="P7">v. 7 of Christ (Luke 24:27)</text:p>
      <text:p text:style-name="P7"><text:span text:style-name="T1">v. </text:span>16 magnified: to make great; celebrate in praise; glorify </text:p>
      <text:h text:style-name="P1" text:outline-level="2"><text:bookmark text:name="psalm-68"/>Psalm 68</text:h>
      <text:p text:style-name="Quotations">15 The hill of God is as the hill of Bashan; an high hill as the hill of Bashan. 16 Why leap ye, ye high hills? this is the hill which God desireth to dwell in; yea, the LORD will dwell in it for ever.</text:p>
      <text:p text:style-name="Text_20_body">Praising God for His choice or selection of Zion as His dwelling place.</text:p>
      <text:p text:style-name="Text_20_body"/>
      <text:p text:style-name="Text_20_body"><text:bookmark text:name="psalm-41"/>Psalm 41:13 Blessed be the LORD God of Israel from everlasting, and to everlasting. Amen, and Amen.</text:p>
      <text:p text:style-name="Text_20_body"><text:bookmark text:name="psalm-92"/>Psalm 92:1 IT IS A GOOD THING TO GIVE THANKS UNTO THE LORD, AND TO SING PRAISES UNTO THY NAME, O MOST HIGH:</text:p>
      <text:p text:style-name="Text_20_body"><text:bookmark text:name="psalm-107"/>Psalm 107:2 Let the redeemed of the LORD say so, whom he hath redeemed from the hand of the enemy;</text:p>
      <text:p text:style-name="Text_20_body"><text:bookmark text:name="psalm-116"/>Psalm 116:12 What shall I render unto the LORD for all his benefits toward me?</text:p>
      <text:p text:style-name="Text_20_body"><text:bookmark text:name="psalm-138"/>Psalm 138:8 The LORD will perfect that which concerneth me: thy mercy, O LORD, endureth for ever: forsake not the works of thine own hands.</text:p>
      <text:p text:style-name="Text_20_body"><text:bookmark text:name="psalm-65"/>Psalm 65:<text:span text:style-name="T1">9 </text:span>Thou visitest the earth, and waterest it: thou greatly enrichest it with the river of God, which is full of water: thou preparest them corn, when thou hast so provided for it.</text:p>
      <text:p text:style-name="Text_20_body"><text:bookmark text:name="psalm-67"/>Psalm 67:7 God shall bless us; and all the ends of the earth shall fear him.</text:p>
      <text:p text:style-name="Text_20_body"><text:bookmark text:name="psalm-118"/>Psalm 118:24 This is the day which the LORD hath made; we will rejoice and be glad in it.</text:p>
      <text:p text:style-name="Text_20_body">Psalm 124:7,8 — 7 Our soul is escaped as a bird out of the snare of the fowlers: the snare is broken, and we are escaped. 8 Our help is in the name of the LORD, who made heaven and earth. <text:span text:style-name="T1">(</text:span>2 Corinthians 1:10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23cm" fo:margin-right="0.423cm" fo:margin-top="0.423cm" fo:margin-bottom="0.423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.423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cm" fo:margin-bottom="1cm" fo:margin-left="2cm" fo:margin-right="1cm" fo:border="0.06pt solid #dddddd" fo:padding="0.049cm" fo:background-color="transparent" style:writing-mode="lr-tb" draw:fill="none" draw:fill-color="#729fcf" style:footnote-max-height="0cm">
        <style:columns fo:column-count="2" fo:column-gap="0cm">
          <style:column style:rel-width="5255*" fo:start-indent="0cm" fo:end-indent="0cm"/>
          <style:column style:rel-width="5256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3_classification_thanksgiving</dc:title>
    <dc:date>2018-04-08T09:25:19.941329186</dc:date>
    <meta:editing-duration>PT9M17S</meta:editing-duration>
    <meta:editing-cycles>1</meta:editing-cycles>
    <meta:document-statistic meta:table-count="0" meta:image-count="0" meta:object-count="0" meta:page-count="2" meta:paragraph-count="52" meta:word-count="634" meta:character-count="3317" meta:non-whitespace-character-count="2725"/>
    <meta:generator>LibreOffice/5.1.6.2$Linux_X86_64 LibreOffice_project/10m0$Build-2</meta:generator>
    <meta:user-defined meta:name=""/>
  </office:meta>
</office:document-meta>
</file>